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ea411" officeooo:paragraph-rsid="001ea411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1pt" fo:font-style="normal" officeooo:paragraph-rsid="001ea411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1pt" officeooo:paragraph-rsid="001ea411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1pt" officeooo:rsid="0002cdbc" officeooo:paragraph-rsid="001ea411" style:font-size-asian="11pt" style:font-size-complex="11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ea411" officeooo:paragraph-rsid="001ea411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1pt" officeooo:paragraph-rsid="001ea411" style:font-size-asian="11pt" style:font-size-complex="11pt"/>
    </style:style>
    <style:style style:name="P9" style:family="paragraph" style:parent-style-name="Azione_20_sistema">
      <style:text-properties officeooo:rsid="001ea411" officeooo:paragraph-rsid="001ea411"/>
    </style:style>
    <style:style style:name="P10" style:family="paragraph" style:parent-style-name="Azione_20_attore">
      <style:text-properties officeooo:rsid="001ea411" officeooo:paragraph-rsid="001ea411"/>
    </style:style>
    <style:style style:name="P11" style:family="paragraph" style:parent-style-name="Azione_20_attore">
      <style:text-properties officeooo:paragraph-rsid="001ea411"/>
    </style:style>
    <style:style style:name="T1" style:family="text">
      <style:text-properties officeooo:rsid="001ea411"/>
    </style:style>
    <style:style style:name="T2" style:family="text">
      <style:text-properties fo:font-style="italic" officeooo:rsid="001ea411" style:font-style-asian="italic" style:font-style-complex="italic"/>
    </style:style>
    <style:style style:name="T3" style:family="text">
      <style:text-properties fo:font-style="italic" officeooo:rsid="001f8bf3" style:font-style-asian="italic" style:font-style-complex="italic"/>
    </style:style>
    <style:style style:name="T4" style:family="text">
      <style:text-properties officeooo:rsid="0002cdbc"/>
    </style:style>
    <style:style style:name="T5" style:family="text">
      <style:text-properties fo:color="#000000" style:font-name-asian="Times New Roman1" style:font-name-complex="Times New Roman1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officeooo:rsid="00211111"/>
    </style:style>
    <style:style style:name="T8" style:family="text">
      <style:text-properties officeooo:rsid="0021e8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Invio <text:span text:style-name="T8">P</text:span>romemoria.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Impiegato asilo.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<text:span text:style-name="T1">L'utente accede al sistema e viene riconosciuto come impiegato.</text:span>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553786" text:style-name="Numerazione_20_UC">
              <text:list-item text:start-value="1">
                <text:p text:style-name="P10">L'utente accede alla sezione per inviare l<text:span text:style-name="T7">e </text:span>mail.</text:p>
              </text:list-item>
              <text:list-item>
                <text:p text:style-name="P9">Il sistema mostra un form dove vengono visualizzati tutti gli inscritti.</text:p>
              </text:list-item>
              <text:list-item>
                <text:p text:style-name="P11"><text:span text:style-name="T1">L'utente seleziona il tipo di mail da inviare scegliendo tra </text:span><text:span text:style-name="T2">Promemoria fattura</text:span><text:span text:style-name="T1"> oppure </text:span><text:span text:style-name="T2">Promemoria pagamento.</text:span></text:p>
              </text:list-item>
              <text:list-item>
                <text:p text:style-name="P10">L'utente sceglie l' inscritto a cui mandare <text:span text:style-name="T7">la mail</text:span> e <text:span text:style-name="T7">la </text:span>spedisce.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n caso di successo Il sistema mostra <text:span text:style-name="T4">un messaggio di conferma.</text:span>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8"><text:span text:style-name="T5">Nel caso di un errore utente, il sistema mostra all’utente un </text:span><text:span text:style-name="T6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<text:span text:style-name="T7">Il sistema deve visualizzare</text:span> messaggio di conferma <text:span text:style-name="T7">o di errore </text:span>in meno di <text:span text:style-name="T1">2</text:span>0 secondi dall'invio della mail.</text:p>
          </table:table-cell>
        </table:table-row>
      </table:table>
      <text:p text:style-name="P7"><text:span text:style-name="T8">Invio di una </text:span>mail di promemo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4:03:26.40</meta:creation-date>
    <meta:editing-duration>P0D</meta:editing-duration>
    <meta:editing-cycles>6</meta:editing-cycles>
    <meta:generator>LibreOffice/3.6$Windows_x86 LibreOffice_project/da8c1e6-fd468f4-454e206-f42a4a9-143cfd</meta:generator>
    <dc:date>2012-10-25T11:43:41.99</dc:date>
    <meta:document-statistic meta:table-count="1" meta:image-count="0" meta:object-count="0" meta:page-count="1" meta:paragraph-count="18" meta:word-count="133" meta:character-count="839" meta:non-whitespace-character-count="728"/>
  </office:meta>
</office:document-meta>
</file>